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C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Mono" fo:language="fr" fo:country="FR" fo:font-weight="bold" officeooo:rsid="00151420" officeooo:paragraph-rsid="00151420" style:font-size-asian="10.5p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Mono" fo:language="fr" fo:country="FR" fo:font-style="italic" fo:font-weight="normal" officeooo:rsid="00151420" officeooo:paragraph-rsid="00151420" style:font-size-asian="10.5pt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language="fr" fo:country="FR" fo:font-style="normal" fo:font-weight="normal" officeooo:rsid="00151420" officeooo:paragraph-rsid="00151420" style:font-size-asian="10.5pt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language="fr" fo:country="FR" fo:font-style="normal" fo:font-weight="normal" officeooo:rsid="002a5f05" officeooo:paragraph-rsid="002a5f05" style:font-size-asian="10.5pt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language="fr" fo:country="FR" fo:font-style="normal" fo:font-weight="bold" officeooo:rsid="00151420" officeooo:paragraph-rsid="00151420" style:font-size-asian="10.5pt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4pt" fo:language="fr" fo:country="FR" fo:font-weight="bold" officeooo:rsid="00151420" officeooo:paragraph-rsid="0015142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b75bc" style:font-name="Liberation Mono" fo:language="fr" fo:country="FR" fo:font-style="normal" fo:font-weight="normal" officeooo:rsid="002002ab" officeooo:paragraph-rsid="002002ab" style:font-size-asian="10.5pt" style:font-style-asian="normal" style:font-weight-asian="normal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language="fr" fo:country="FR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language="fr" fo:country="FR" officeooo:rsid="00151420" officeooo:paragraph-rsid="00151420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Liberation Mono" fo:language="fr" fo:country="FR" officeooo:rsid="00151420" officeooo:paragraph-rsid="0020f867" style:font-size-asian="10.5pt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language="fr" fo:country="FR" officeooo:rsid="00157ef5" officeooo:paragraph-rsid="0020f867" style:font-size-asian="10.5pt"/>
    </style:style>
    <style:style style:name="P12" style:family="paragraph" style:parent-style-name="Table_20_Contents">
      <style:paragraph-properties fo:text-align="start" style:justify-single-word="false"/>
      <style:text-properties style:font-name="Liberation Mono" fo:language="fr" fo:country="FR" officeooo:rsid="00157ef5" officeooo:paragraph-rsid="00226d32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Liberation Mono" fo:language="fr" fo:country="FR" officeooo:rsid="0015f498" officeooo:paragraph-rsid="0022e930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language="fr" fo:country="FR" officeooo:rsid="00166dd2" officeooo:paragraph-rsid="00238046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 fo:language="fr" fo:country="FR" officeooo:rsid="0019a617" officeooo:paragraph-rsid="0019a617" style:font-size-asian="10.5pt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 fo:language="fr" fo:country="FR" officeooo:rsid="0019a617" officeooo:paragraph-rsid="00238046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Liberation Mono" fo:language="fr" fo:country="FR" officeooo:rsid="0019a617" officeooo:paragraph-rsid="00245c12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Liberation Mono" fo:language="fr" fo:country="FR" officeooo:rsid="001d4d7b" officeooo:paragraph-rsid="00268c38" style:font-size-asian="10.5pt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language="fr" fo:country="FR" officeooo:rsid="001de69f" officeooo:paragraph-rsid="001de69f" style:font-size-asian="10.5pt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" fo:language="fr" fo:country="FR" fo:font-weight="bold" officeooo:rsid="00151420" officeooo:paragraph-rsid="00151420" style:font-size-asian="10.5p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language="fr" fo:country="FR" fo:font-weight="normal" officeooo:rsid="00151420" officeooo:paragraph-rsid="00151420" style:font-size-asian="10.5pt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Mono" fo:language="fr" fo:country="FR" fo:font-style="normal" officeooo:rsid="0019e5fc" officeooo:paragraph-rsid="00245c12" style:font-size-asian="10.5pt" style:font-style-asian="normal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Liberation Mono" fo:language="fr" fo:country="FR" fo:font-style="normal" officeooo:rsid="001bb816" officeooo:paragraph-rsid="0024c631" style:font-size-asian="10.5pt" style:font-style-asian="normal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" fo:language="fr" fo:country="FR" fo:font-style="normal" officeooo:rsid="001bcc09" officeooo:paragraph-rsid="00268c38" style:font-size-asian="10.5pt" style:font-style-asian="normal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language="fr" fo:country="FR" fo:font-style="normal" officeooo:rsid="001bcdb3" officeooo:paragraph-rsid="00268c38" style:font-size-asian="10.5pt" style:font-style-asian="normal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Liberation Mono" fo:language="fr" fo:country="FR" fo:font-style="normal" officeooo:rsid="001db81e" officeooo:paragraph-rsid="00268c38" style:font-size-asian="10.5pt" style:font-style-asian="normal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Liberation Mono" fo:language="fr" fo:country="FR" fo:font-style="normal" officeooo:rsid="001f92e8" officeooo:paragraph-rsid="00268c38" style:font-size-asian="10.5pt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f01b" style:font-style-asian="italic" style:font-style-complex="italic"/>
    </style:style>
    <style:style style:name="T4" style:family="text">
      <style:text-properties fo:font-style="italic" officeooo:rsid="0020f867" style:font-style-asian="italic" style:font-style-complex="italic"/>
    </style:style>
    <style:style style:name="T5" style:family="text">
      <style:text-properties fo:font-style="italic" officeooo:rsid="00226d32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de69f"/>
    </style:style>
    <style:style style:name="T8" style:family="text">
      <style:text-properties fo:color="#1b75bc" fo:font-style="italic" officeooo:rsid="002002ab" style:font-style-asian="italic" style:font-style-complex="italic"/>
    </style:style>
    <style:style style:name="T9" style:family="text">
      <style:text-properties fo:color="#1b75bc" fo:font-style="italic" officeooo:rsid="0020f867" style:font-style-asian="italic" style:font-style-complex="italic"/>
    </style:style>
    <style:style style:name="T10" style:family="text">
      <style:text-properties fo:color="#1b75bc" fo:font-style="italic" officeooo:rsid="00226d32" style:font-style-asian="italic" style:font-style-complex="italic"/>
    </style:style>
    <style:style style:name="T11" style:family="text">
      <style:text-properties fo:color="#1b75bc" fo:font-style="italic" officeooo:rsid="0022e930" style:font-style-asian="italic" style:font-style-complex="italic"/>
    </style:style>
    <style:style style:name="T12" style:family="text">
      <style:text-properties fo:color="#1b75bc" fo:font-style="italic" officeooo:rsid="00238046" style:font-style-asian="italic" style:font-style-complex="italic"/>
    </style:style>
    <style:style style:name="T13" style:family="text">
      <style:text-properties fo:color="#1b75bc" fo:font-style="italic" officeooo:rsid="00245c12" style:font-style-asian="italic" style:font-style-complex="italic"/>
    </style:style>
    <style:style style:name="T14" style:family="text">
      <style:text-properties fo:color="#1b75bc" fo:font-style="italic" officeooo:rsid="0024c631" style:font-style-asian="italic" style:font-style-complex="italic"/>
    </style:style>
    <style:style style:name="T15" style:family="text">
      <style:text-properties fo:color="#1b75bc" fo:font-style="italic" officeooo:rsid="00268c38" style:font-style-asian="italic" style:font-style-complex="italic"/>
    </style:style>
    <style:style style:name="T16" style:family="text">
      <style:text-properties officeooo:rsid="002a5f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s n°1 – Le Bilan</text:p>
      <text:p text:style-name="P1"/>
      <text:p text:style-name="P2">1. Présenter le bilan à la date du 31/12/N en laissant apparaître la situation des comptes des années N et N-1.</text:p>
      <text:p text:style-name="P3"/>
      <text:p text:style-name="P5">Bilan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table:number-columns-spanned="2" office:value-type="string">
            <text:p text:style-name="P8"/>
            <text:p text:style-name="P20">Actif</text:p>
          </table:table-cell>
          <table:covered-table-cell/>
          <table:table-cell table:style-name="Table1.C1" table:number-columns-spanned="2" office:value-type="string">
            <text:p text:style-name="P20"/>
            <text:p text:style-name="P20">Passif</text:p>
          </table:table-cell>
          <table:covered-table-cell/>
        </table:table-row>
        <table:table-row>
          <table:table-cell table:style-name="Table1.A2" office:value-type="string">
            <text:p text:style-name="P20">Actif immobilisa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0">Capitaux propre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Immobilisation incorporelle</text:p>
          </table:table-cell>
          <table:table-cell table:style-name="Table1.A2" office:value-type="string">
            <text:p text:style-name="P17">30 000 <text:span text:style-name="T2">(Fonds commercial) </text:span><text:span text:style-name="T13">30000</text:span></text:p>
          </table:table-cell>
          <table:table-cell table:style-name="Table1.A2" office:value-type="string">
            <text:p text:style-name="P21">Capital</text:p>
          </table:table-cell>
          <table:table-cell table:style-name="Table1.D2" office:value-type="string">
            <text:p text:style-name="P12">500 000 <text:span text:style-name="T2">(Capital) </text:span><text:span text:style-name="T10">500000</text:span></text:p>
          </table:table-cell>
        </table:table-row>
        <table:table-row>
          <table:table-cell table:style-name="Table1.A2" office:value-type="string">
            <text:p text:style-name="P9">Immobilisation corporelle</text:p>
          </table:table-cell>
          <table:table-cell table:style-name="Table1.A2" office:value-type="string">
            <text:p text:style-name="P11">100 000 <text:span text:style-name="T2">(Matériel industriel) </text:span><text:span text:style-name="T9">85000</text:span></text:p>
            <text:p text:style-name="P22">150 000 <text:span text:style-name="T2">(Constructions) </text:span><text:span text:style-name="T13">150000</text:span></text:p>
            <text:p text:style-name="P25">60 000 <text:span text:style-name="T2">(Matériel de transport) </text:span><text:span text:style-name="T15">65000</text:span></text:p>
            <text:p text:style-name="P27">100 000 <text:span text:style-name="T2">(Terrains) </text:span><text:span text:style-name="T15">100000</text:span></text:p>
          </table:table-cell>
          <table:table-cell table:style-name="Table1.A2" office:value-type="string">
            <text:p text:style-name="P9">Réserve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Immobilisation financière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>Résultat</text:p>
          </table:table-cell>
          <table:table-cell table:style-name="Table1.D2" office:value-type="string">
            <text:p text:style-name="P15">TODO</text:p>
          </table:table-cell>
        </table:table-row>
        <table:table-row>
          <table:table-cell table:style-name="Table1.A2" office:value-type="string">
            <text:p text:style-name="P20">Actif circula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20">Dettes</text:p>
          </table:table-cell>
          <table:table-cell table:style-name="Table1.D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Stocks</text:p>
          </table:table-cell>
          <table:table-cell table:style-name="Table1.A2" office:value-type="string">
            <text:p text:style-name="P11">250 000 <text:span text:style-name="T2">(Stock de produits finis) </text:span><text:span text:style-name="T9">500 000</text:span></text:p>
            <text:p text:style-name="P18"><text:span text:style-name="T6">100 000 </text:span><text:span text:style-name="T2">(Stock de matières 1ère) </text:span><text:span text:style-name="T15">200000</text:span></text:p>
          </table:table-cell>
          <table:table-cell table:style-name="Table1.A2" office:value-type="string">
            <text:p text:style-name="P9">Dettes financière</text:p>
          </table:table-cell>
          <table:table-cell table:style-name="Table1.D2" office:value-type="string">
            <text:p text:style-name="P26"><text:span text:style-name="T7">7000</text:span> <text:span text:style-name="T2">(Personnel, rémunération due) </text:span><text:span text:style-name="T15">50000</text:span></text:p>
          </table:table-cell>
        </table:table-row>
        <table:table-row>
          <table:table-cell table:style-name="Table1.A2" office:value-type="string">
            <text:p text:style-name="P9">Créances clients</text:p>
          </table:table-cell>
          <table:table-cell table:style-name="Table1.A2" office:value-type="string">
            <text:p text:style-name="P14">210 000 <text:span text:style-name="T3">(Clients) </text:span><text:span text:style-name="T12">240000</text:span></text:p>
          </table:table-cell>
          <table:table-cell table:style-name="Table1.A2" office:value-type="string">
            <text:p text:style-name="P9">Dettes fournisseur</text:p>
          </table:table-cell>
          <table:table-cell table:style-name="Table1.D2" office:value-type="string">
            <text:p text:style-name="P9">150 000 <text:span text:style-name="T2">(Fournisseurs) </text:span><text:span text:style-name="T8">300 000</text:span></text:p>
          </table:table-cell>
        </table:table-row>
        <table:table-row>
          <table:table-cell table:style-name="Table1.A2" office:value-type="string">
            <text:p text:style-name="P9">Banque</text:p>
          </table:table-cell>
          <table:table-cell table:style-name="Table1.A2" office:value-type="string">
            <text:p text:style-name="P16">30 000 <text:span text:style-name="T2">(Banque) </text:span><text:span text:style-name="T12">50000</text:span></text:p>
            <text:p text:style-name="P19"><text:span text:style-name="T6">300 000 </text:span><text:span text:style-name="T2">(Emprunts)</text:span></text:p>
          </table:table-cell>
          <table:table-cell table:style-name="Table1.A2" table:number-rows-spanned="2" office:value-type="string">
            <text:p text:style-name="P9">Dettes État</text:p>
          </table:table-cell>
          <table:table-cell table:style-name="Table1.D2" table:number-rows-spanned="2" office:value-type="string">
            <text:p text:style-name="P13">15 000 <text:span text:style-name="T2">(Dettes de sécurité sociale) </text:span><text:span text:style-name="T11">35000</text:span></text:p>
            <text:p text:style-name="P24">28 000 <text:span text:style-name="T2">(TVA à décaisser) </text:span><text:span text:style-name="T15">15000</text:span></text:p>
          </table:table-cell>
        </table:table-row>
        <table:table-row>
          <table:table-cell table:style-name="Table1.A2" office:value-type="string">
            <text:p text:style-name="P9">Caisse</text:p>
          </table:table-cell>
          <table:table-cell table:style-name="Table1.A2" office:value-type="string">
            <text:p text:style-name="P10">4000 <text:span text:style-name="T2">(Caisse) </text:span><text:span text:style-name="T9">2000</text:span></text:p>
            <text:p text:style-name="P23">6000 <text:span text:style-name="T2">(Compte chèque postal) </text:span><text:span text:style-name="T14">8000</text:span></text:p>
          </table:table-cell>
          <table:covered-table-cell/>
          <table:covered-table-cell/>
        </table:table-row>
      </table:table>
      <text:p text:style-name="P5"><text:soft-page-break/><text:span text:style-name="T1"/></text:p>
      <text:p text:style-name="P7">N-1</text:p>
      <text:p text:style-name="P3"/>
      <text:p text:style-name="P4">Voir TD1_cor.</text:p>
      <text:p text:style-name="P3"/>
      <text:p text:style-name="P2">2. Comparer les grandes masses du bilan d’une année sur l’autre et apporter un bref commentaire.<text:span text:style-name="T16">ods</text:span></text:p>
      <text:p text:style-name="P3"/>
      <text:p text:style-name="P3"/>
      <text:p text:style-name="P3"/>
      <text:p text:style-name="P2">3. Indiquer le montant des capitaux permanents en N et N-1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05:31.107701237</meta:creation-date>
    <meta:generator>LibreOffice/6.0.7.3$Linux_X86_64 LibreOffice_project/00m0$Build-3</meta:generator>
    <dc:date>2020-02-05T10:52:30.037691286</dc:date>
    <meta:editing-duration>PT46M9S</meta:editing-duration>
    <meta:editing-cycles>22</meta:editing-cycles>
    <meta:document-statistic meta:table-count="1" meta:image-count="0" meta:object-count="0" meta:page-count="2" meta:paragraph-count="44" meta:word-count="171" meta:character-count="1073" meta:non-whitespace-character-count="945"/>
  </office:meta>
</office:document-meta>
</file>